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Text_20_body">
      <style:text-properties fo:color="#000000" fo:language="en" fo:country="GB" style:font-size-complex="14pt"/>
    </style:style>
    <style:style style:name="P5" style:family="paragraph" style:parent-style-name="Text_20_body" style:list-style-name="L1">
      <style:paragraph-properties>
        <style:tab-stops/>
      </style:paragraph-properties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color="#000000" fo:language="en" fo:country="US"/>
    </style:style>
    <style:style style:name="T5" style:family="text">
      <style:text-properties fo:color="#000000" fo:language="en" fo:country="US" fo:font-style="italic" style:font-style-asian="italic"/>
    </style:style>
    <style:style style:name="T6" style:family="text">
      <style:text-properties fo:color="#000000" fo:language="en" fo:country="US" fo:font-weight="bold" style:font-weight-asian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85cm" svg:height="0.711cm" draw:z-index="0"><draw:image xlink:href="../../odt_eng/images/3040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<text:span text:style-name="Основной_20_шрифт_20_абзаца"><text:span text:style-name="T3">Two</text:span></text:span><text:span text:style-name="T7">-</text:span><text:span text:style-name="Основной_20_шрифт_20_абзаца"><text:span text:style-name="T3">step</text:span></text:span><text:span text:style-name="T7"> </text:span><text:span text:style-name="Основной_20_шрифт_20_абзаца"><text:span text:style-name="T3">relay</text:span></text:span><text:span text:style-name="T7"> (</text:span><text:span text:style-name="Основной_20_шрифт_20_абзаца"><text:span text:style-name="T3">RESET</text:span></text:span><text:span text:style-name="T7">)</text:span></text:h>
          </table:table-cell>
        </table:table-row>
        <table:table-row>
          <table:table-cell table:style-name="Таблица1.A2" office:value-type="string">
            <text:p text:style-name="P3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2" draw:name="Графический объект2" text:anchor-type="as-char" svg:width="1.461cm" svg:height="1.829cm" draw:z-index="0"><draw:image xlink:href="../../odt_eng/images/3040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3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4">The unit is a </text:span></text:span><text:span text:style-name="Основной_20_шрифт_20_абзаца"><text:span text:style-name="T5">submodel</text:span></text:span><text:span text:style-name="Основной_20_шрифт_20_абзаца"><text:span text:style-name="T4">, which realizes of the </text:span></text:span><text:span text:style-name="Основной_20_шрифт_20_абзаца"><text:span text:style-name="T6">logical zero</text:span></text:span><text:span text:style-name="Основной_20_шрифт_20_абзаца"><text:span text:style-name="T4"> state for a two-set relay (</text:span></text:span><text:span text:style-name="Основной_20_шрифт_20_абзаца"><text:span text:style-name="T4">SR</text:span></text:span><text:span text:style-name="Основной_20_шрифт_20_абзаца"><text:span text:style-name="T4">-trigger). Signal transmission for the logical zero setting is realized by the units named </text:span></text:span><text:span text:style-name="Основной_20_шрифт_20_абзаца"><text:span text:style-name="T5">To memory</text:span></text:span><text:span text:style-name="Основной_20_шрифт_20_абзаца"><text:span text:style-name="T4"> and </text:span></text:span><text:span text:style-name="Основной_20_шрифт_20_абзаца"><text:span text:style-name="T5">From memory</text:span></text:span><text:span text:style-name="Основной_20_шрифт_20_абзаца"><text:span text:style-name="T4">, with one-step delay of integration.</text:span></text:span></text:p>
            <text:p text:style-name="P4">For checking the algorithm structure one shall press “Actions” → “Enter the submodel” with the right button.</text:p>
            <text:p text:style-name="Text_20_body"><text:span text:style-name="Основной_20_шрифт_20_абзаца"><text:span text:style-name="T4">The unit is used together with the </text:span></text:span><text:span text:style-name="Основной_20_шрифт_20_абзаца"><text:span text:style-name="T5">Two-step relay (SET)</text:span></text:span><text:span text:style-name="Основной_20_шрифт_20_абзаца"><text:span text:style-name="T4"> unit, which sets </text:span></text:span><text:span text:style-name="Основной_20_шрифт_20_абзаца"><text:span text:style-name="T5">logical one</text:span></text:span><text:span text:style-name="Основной_20_шрифт_20_абзаца"><text:span text:style-name="T4"> state for the two-step relay. It is necessary to specify the same names of the relays in these two units which operate together.</text:span></text:span></text:p>
            <text:p text:style-name="Text_20_body"><text:span text:style-name="Основной_20_шрифт_20_абзаца"><text:span text:style-name="T6">Properties</text:span></text:span><text:span text:style-name="Основной_20_шрифт_20_абзаца"><text:span text:style-name="T4">:</text:span></text:span></text:p>
            <text:list xml:id="list5591900476334169994" text:style-name="L1">
              <text:list-item>
                <text:p text:style-name="P5"><text:span text:style-name="Основной_20_шрифт_20_абзаца"><text:span text:style-name="T2">Relay name</text:span></text:span><text:span text:style-name="Основной_20_шрифт_20_абзаца"><text:span text:style-name="T2"> – the name whereb</text:span></text:span><text:span text:style-name="Основной_20_шрифт_20_абзаца"><text:span text:style-name="T4">y relay contacts are associated with the unit.</text:span>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Двухпозиционное реле (RESET)</dc:title>
    <meta:creation-date>2012-02-13T17:09:00</meta:creation-date>
    <dc:date>2012-03-05T18:39:21.12</dc:date>
    <meta:editing-cycles>124</meta:editing-cycles>
    <meta:editing-duration>PT2H43M34S</meta:editing-duration>
    <meta:document-statistic meta:character-count="692" meta:image-count="2" meta:object-count="0" meta:page-count="1" meta:paragraph-count="10" meta:table-count="1" meta:word-count="117"/>
    <dc:creator>Александр </dc:creator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40.odt/Normal.dotm"/>
  </office:meta>
</office:document-meta>
</file>